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automatic-styles>
    <style:style style:name="Tabla1" style:family="table">
      <style:table-properties style:width="17.066cm" fo:margin-left="-0.042cm" table:align="left"/>
    </style:style>
    <style:style style:name="Tabla1.A" style:family="table-column">
      <style:table-column-properties style:column-width="4.313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4.2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2" style:family="table-row">
      <style:table-row-properties style:min-row-height="1.392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72cm"/>
    </style:style>
    <style:style style:name="Tabla1.4" style:family="table-row">
      <style:table-row-properties style:min-row-height="1.588cm"/>
    </style:style>
    <style:style style:name="Tabla1.5" style:family="table-row">
      <style:table-row-properties style:min-row-height="1.508cm"/>
    </style:style>
    <style:style style:name="Tabla1.6" style:family="table-row">
      <style:table-row-properties style:min-row-height="1.693cm"/>
    </style:style>
    <style:style style:name="P1" style:family="paragraph" style:parent-style-name="Standard">
      <style:text-properties officeooo:rsid="00143e77" officeooo:paragraph-rsid="00143e77"/>
    </style:style>
    <style:style style:name="P2" style:family="paragraph" style:parent-style-name="Text_20_body">
      <style:text-properties officeooo:rsid="00069c9e" officeooo:paragraph-rsid="00143e77"/>
    </style:style>
    <style:style style:name="P3" style:family="paragraph" style:parent-style-name="Text_20_body">
      <style:text-properties fo:font-weight="bold" officeooo:rsid="00069c9e" officeooo:paragraph-rsid="00143e77" fo:background-color="transparent" style:font-weight-asian="bold" style:font-weight-complex="bold"/>
    </style:style>
    <style:style style:name="P4" style:family="paragraph" style:parent-style-name="Standard">
      <style:text-properties fo:color="#000000" loext:opacity="100%" style:font-name="Calibri" officeooo:rsid="00143e77" officeooo:paragraph-rsid="00143e77"/>
    </style:style>
    <style:style style:name="P5" style:family="paragraph" style:parent-style-name="Standard">
      <style:text-properties fo:color="#000000" loext:opacity="100%" style:font-name="Calibri" officeooo:paragraph-rsid="00143e77"/>
    </style:style>
    <style:style style:name="P6" style:family="paragraph" style:parent-style-name="Table_20_Contents">
      <style:text-properties officeooo:rsid="00064b9a" officeooo:paragraph-rsid="00143e77"/>
    </style:style>
    <style:style style:name="P7" style:family="paragraph" style:parent-style-name="Table_20_Contents">
      <style:text-properties officeooo:rsid="00143e77" officeooo:paragraph-rsid="00143e77"/>
    </style:style>
    <style:style style:name="P8" style:family="paragraph" style:parent-style-name="Table_20_Contents">
      <style:text-properties officeooo:paragraph-rsid="00143e77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3e77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officeooo:rsid="00143e7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143e77"/>
    </style:style>
    <style:style style:name="T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8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tab/><text:tab/><text:tab/><text:tab/><text:tab/><text:tab/><text:span text:style-name="T1">EQUIPO ALPHA</text:span></text:p>
      <text:p text:style-name="P2">Día <text:span text:style-name="T2">27</text:span> de Noviembre del 2024</text:p>
      <text:p text:style-name="P2"/>
      <text:p text:style-name="P3">ASIGNACIÓN DE TAREAS</text:p>
      <text:p text:style-name="P4"><text:span text:style-name="T3">Ángel</text:span><text:span text:style-name="T4"> </text:span><text:span text:style-name="T3">Montiel</text:span> – SCRUM Master</text:p>
      <text:p text:style-name="P5"><text:span text:style-name="T5">Samuel</text:span><text:span text:style-name="T6"> </text:span><text:span text:style-name="T5">García</text:span><text:span text:style-name="T6"> </text:span><text:span text:style-name="T2">- </text:span><text:span text:style-name="T7">Diagrama de clases UML del proyecto</text:span><text:span text:style-name="T8"> </text:span></text:p>
      <text:p text:style-name="P5"><text:span text:style-name="T5">Saray</text:span><text:span text:style-name="T6"> </text:span><text:span text:style-name="T5">Reyes</text:span><text:span text:style-name="T2"> - </text:span><text:span text:style-name="T7">Diagrama Entidad Relación de la BBDD a realizar y paso a tabla del diagrama.</text:span></text:p>
      <text:p text:style-name="P5"><text:span text:style-name="T5">Raúl</text:span><text:span text:style-name="T6"> </text:span><text:span text:style-name="T5">Astorga</text:span><text:span text:style-name="T2"> – </text:span><text:span text:style-name="T7">Creación de un XML Schema para representar los datos de una de las compañias</text:span></text:p>
      <text:p text:style-name="P4"><text:span text:style-name="T3">Rafael</text:span><text:span text:style-name="T4"> </text:span><text:span text:style-name="T3">Rosado</text:span> – Boceto gráfico de la interfaz GUI web a utilizar</text:p>
      <text:p text:style-name="P4"><text:span text:style-name="T3">Paula López</text:span> - Boceto gráfico de la interfaz GUI Android a utilizar</text:p>
      <text:p text:style-name="P1"/>
      <text:p text:style-name="P1"/>
      <text:p text:style-name="P1"/>
      <text:p text:style-name="P1"/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office:value-type="string">
            <text:p text:style-name="P6">TO DO</text:p>
          </table:table-cell>
          <table:table-cell table:style-name="Tabla1.A1" office:value-type="string">
            <text:p text:style-name="P6">IN PROGRESS</text:p>
          </table:table-cell>
          <table:table-cell table:style-name="Tabla1.A1" office:value-type="string">
            <text:p text:style-name="P6">REVIEW</text:p>
          </table:table-cell>
          <table:table-cell table:style-name="Tabla1.D1" office:value-type="string">
            <text:p text:style-name="P6">DONE</text:p>
          </table:table-cell>
        </table:table-row>
        <table:table-row table:style-name="Tabla1.2">
          <table:table-cell table:style-name="Tabla1.A2" office:value-type="string">
            <text:p text:style-name="P7">DIAGRAMA U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3">
          <table:table-cell table:style-name="Tabla1.A2" office:value-type="string">
            <text:p text:style-name="P7">PASO A TABLAS BBD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4">
          <table:table-cell table:style-name="Tabla1.A2" office:value-type="string">
            <text:p text:style-name="P7">XML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5">
          <table:table-cell table:style-name="Tabla1.A2" office:value-type="string">
            <text:p text:style-name="P7">INTERFAZ GUI WEB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  <table:table-row table:style-name="Tabla1.6">
          <table:table-cell table:style-name="Tabla1.A2" office:value-type="string">
            <text:p text:style-name="P7">INTERFAZ GUI ANDROID</text:p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D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7T21:06:10.103000000</meta:creation-date>
    <dc:date>2024-11-28T16:02:39.238000000</dc:date>
    <meta:editing-duration>PT1M18S</meta:editing-duration>
    <meta:editing-cycles>2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18" meta:word-count="99" meta:character-count="552" meta:non-whitespace-character-count="461"/>
  </office:meta>
</office:document-meta>
</file>